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13E3614.png" manifest:media-type="image/png"/>
  <manifest:file-entry manifest:full-path="Pictures/10000001000002000000020033F46F3D.png" manifest:media-type="image/png"/>
  <manifest:file-entry manifest:full-path="Pictures/1000000000000200000002006D79B285.jpg" manifest:media-type="image/jpeg"/>
  <manifest:file-entry manifest:full-path="Pictures/100000000000020000000200FF54F853.jpg" manifest:media-type="image/jpeg"/>
  <manifest:file-entry manifest:full-path="Pictures/100000000000020000000200BBE68490.jpg" manifest:media-type="image/jpeg"/>
  <manifest:file-entry manifest:full-path="Pictures/1000000000000008000000087FCCD96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Gradient_20_118" draw:opacity="100%" draw:opacity-name="" draw:textarea-horizontal-align="justify" draw:textarea-vertical-align="middle" draw:auto-grow-height="false" fo:min-height="2.91cm" fo:min-width="17.66cm" loext:decorative="false"/>
    </style:style>
    <style:style style:name="gr2" style:family="graphic" style:parent-style-name="standard">
      <style:graphic-properties draw:fill="gradient" draw:fill-color="#729fcf" draw:fill-gradient-name="Gradient_20_216" draw:opacity="100%" draw:opacity-name="" draw:textarea-horizontal-align="justify" draw:textarea-vertical-align="middle" draw:auto-grow-height="false" fo:min-height="2.488cm" fo:min-width="17.704cm" loext:decorative="false"/>
    </style:style>
    <style:style style:name="gr3" style:family="graphic" style:parent-style-name="objectwithoutfill">
      <style:graphic-properties svg:stroke-color="#ffffff" draw:fill="none" draw:textarea-vertical-align="middle" loext:decorative="false"/>
    </style:style>
    <style:style style:name="gr4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642cm" fo:min-width="0.383cm" loext:decorative="false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684cm" fo:min-width="0.42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25cm" loext:decorative="false"/>
    </style:style>
    <style:style style:name="gr8" style:family="graphic" style:parent-style-name="standard">
      <style:graphic-properties svg:stroke-color="#ee5a41" draw:fill="gradient" draw:fill-color="#729fcf" draw:fill-gradient-name="Gradient_20_280" draw:opacity="100%" draw:opacity-name="" draw:textarea-horizontal-align="justify" draw:textarea-vertical-align="middle" draw:auto-grow-height="false" fo:min-height="2.488cm" fo:min-width="17.704cm" loext:decorative="false"/>
    </style:style>
    <style:style style:name="gr9" style:family="graphic" style:parent-style-name="standard">
      <style:graphic-properties svg:stroke-color="#ffffff" draw:fill="solid" draw:fill-color="#ffffff" loext:fill-use-slide-background="false" draw:textarea-horizontal-align="justify" draw:textarea-vertical-align="middle" draw:auto-grow-height="false" fo:min-height="0.751cm" fo:min-width="0.751cm" loext:decorative="false"/>
    </style:style>
    <style:style style:name="P1" style:family="paragraph">
      <loext:graphic-properties draw:fill="gradient" draw:fill-color="#729fcf" draw:fill-gradient-name="Gradient_20_118" draw:opacity="100%"/>
      <style:paragraph-properties fo:text-align="center"/>
    </style:style>
    <style:style style:name="P2" style:family="paragraph">
      <loext:graphic-properties draw:fill="gradient" draw:fill-color="#729fcf" draw:fill-gradient-name="Gradient_20_216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MathJax_SansSerif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-color="#ffffff" draw:opacity="0%"/>
      <style:paragraph-properties fo:text-align="center"/>
      <style:text-properties style:font-name="MathJax_SansSerif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margin-left="0cm" fo:margin-right="0cm" fo:margin-top="0cm" fo:margin-bottom="0cm" fo:text-indent="0cm"/>
      <style:text-properties fo:color="#ffffff" loext:opacity="100%" style:font-name="FreeMono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/>
      <style:text-properties fo:color="#ffffff" loext:opacity="100%" style:font-name="FreeMono" fo:font-size="40pt" fo:font-weight="normal" style:font-size-asian="40pt" style:font-weight-asian="normal" style:font-size-complex="40pt" style:font-weight-complex="normal"/>
    </style:style>
    <style:style style:name="P9" style:family="paragraph">
      <loext:graphic-properties draw:fill="gradient" draw:fill-color="#729fcf" draw:fill-gradient-name="Gradient_20_280" draw:opacity="100%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MathJax_Sans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ffffff" loext:opacity="100%" style:font-name="FreeMono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5cm" svg:height="3.5cm" svg:x="1.5cm" svg:y="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5cm" svg:height="3.034cm" svg:x="1.5cm" svg:y="2.2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531cm" svg:y1="3.167cm" svg:x2="16.531cm" svg:y2="4.567cm">
          <text:p/>
        </draw:line>
        <draw:custom-shape draw:style-name="gr4" draw:text-style-name="P5" draw:layer="layout" svg:width="1.249cm" svg:height="1.26cm" svg:x="17.226cm" svg:y="3.167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0.926cm" svg:height="0.933cm" svg:x="17.41cm" svg:y="3.307cm">
          <text:p/>
          <draw:enhanced-geometry svg:viewBox="0 0 21600 21600" draw:text-areas="0 0 21600 21600" draw:mirror-horizontal="false" draw:mirror-vertical="false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" draw:text-style-name="P1" draw:layer="layout" svg:width="18.5cm" svg:height="3.5cm" svg:x="1.5cm" svg:y="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5cm" svg:height="3.034cm" svg:x="1.5cm" svg:y="7.2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531cm" svg:y1="8.167cm" svg:x2="16.531cm" svg:y2="9.567cm">
          <text:p/>
        </draw:line>
        <draw:custom-shape draw:style-name="gr4" draw:text-style-name="P5" draw:layer="layout" svg:width="1.249cm" svg:height="1.26cm" svg:x="17.226cm" svg:y="8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8.5cm" svg:height="3.5cm" svg:x="1.5cm" svg:y="1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5cm" svg:height="3.034cm" svg:x="1.5cm" svg:y="12.2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531cm" svg:y1="13.167cm" svg:x2="16.531cm" svg:y2="14.567cm">
          <text:p/>
        </draw:line>
        <draw:custom-shape draw:style-name="gr4" draw:text-style-name="P5" draw:layer="layout" svg:width="1.249cm" svg:height="1.26cm" svg:x="17.226cm" svg:y="13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0.926cm" svg:height="0.933cm" draw:transform="rotate (-0.785398163397449) translate (17.874cm 13.118cm)">
          <text:p/>
          <draw:enhanced-geometry svg:viewBox="0 0 21600 21600" draw:text-areas="0 0 21600 21600" draw:mirror-horizontal="false" draw:mirror-vertical="false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" draw:text-style-name="P1" draw:layer="layout" svg:width="18.5cm" svg:height="3.5cm" svg:x="1.5cm" svg:y="1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5cm" svg:height="3.034cm" svg:x="1.5cm" svg:y="17.2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531cm" svg:y1="18.167cm" svg:x2="16.531cm" svg:y2="19.567cm">
          <text:p/>
        </draw:line>
        <draw:custom-shape draw:style-name="gr4" draw:text-style-name="P5" draw:layer="layout" svg:width="1.249cm" svg:height="1.26cm" svg:x="17.226cm" svg:y="18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8" draw:layer="layout" svg:width="3.884cm" svg:height="1.661cm" svg:x="8.166cm" svg:y="2.989cm">
          <draw:text-box>
            <text:p text:style-name="P7"><text:span text:style-name="T2">S</text:span><text:span text:style-name="T2">U</text:span><text:span text:style-name="T2">M</text:span><text:span text:style-name="T2">A</text:span></text:p>
          </draw:text-box>
        </draw:frame>
        <draw:custom-shape draw:style-name="gr7" draw:text-style-name="P6" draw:layer="layout" svg:width="0.75cm" svg:height="0.17cm" svg:x="17.47cm" svg:y="8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4.731cm" svg:height="1.661cm" svg:x="7.766cm" svg:y="7.99cm">
          <draw:text-box>
            <text:p text:style-name="P7"><text:span text:style-name="T2">R</text:span><text:span text:style-name="T2">E</text:span><text:span text:style-name="T2">S</text:span><text:span text:style-name="T2">T</text:span><text:span text:style-name="T2">A</text:span></text:p>
          </draw:text-box>
        </draw:frame>
        <draw:frame draw:style-name="gr6" draw:text-style-name="P8" draw:layer="layout" svg:width="12.343cm" svg:height="1.661cm" svg:x="3.767cm" svg:y="12.991cm">
          <draw:text-box>
            <text:p text:style-name="P7"><text:span text:style-name="T2">MULTIPLICACIÓN</text:span></text:p>
          </draw:text-box>
        </draw:frame>
        <draw:custom-shape draw:style-name="gr7" draw:text-style-name="P6" draw:layer="layout" svg:width="0.75cm" svg:height="0.17cm" draw:transform="rotate (0.785398163397448) translate (17.518cm 18.9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7.267cm" svg:height="1.661cm" svg:x="6.468cm" svg:y="17.992cm">
          <draw:text-box>
            <text:p text:style-name="P7"><text:span text:style-name="T2">DIVISIÓN</text:span></text:p>
          </draw:text-box>
        </draw:frame>
        <draw:custom-shape draw:style-name="gr8" draw:text-style-name="P9" draw:layer="layout" svg:width="18.5cm" svg:height="3.034cm" svg:x="1.501cm" svg:y="22.1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7.267cm" svg:height="1.661cm" svg:x="6.469cm" svg:y="22.893cm">
          <draw:text-box>
            <text:p text:style-name="P7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R</text:span></text:p>
          </draw:text-box>
        </draw:frame>
        <draw:custom-shape draw:style-name="gr9" draw:text-style-name="P10" draw:layer="layout" svg:width="1.25cm" svg:height="1cm" svg:x="17.25cm" svg:y="23.2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18" draw:display-name="Gradient 118" draw:style="linear" draw:start-color="#729fcf" draw:end-color="#3465a4" draw:start-intensity="100%" draw:end-intensity="100%" draw:angle="74deg" draw:border="0%">
      <loext:gradient-stop svg:offset="0" loext:color-type="rgb" loext:color-value="#729fcf"/>
      <loext:gradient-stop svg:offset="1" loext:color-type="rgb" loext:color-value="#3465a4"/>
    </draw:gradient>
    <draw:gradient draw:name="Gradient_20_216" draw:display-name="Gradient 216" draw:style="linear" draw:start-color="#2cc4e8" draw:end-color="#128ac6" draw:start-intensity="100%" draw:end-intensity="100%" draw:angle="26deg" draw:border="0%">
      <loext:gradient-stop svg:offset="0" loext:color-type="rgb" loext:color-value="#2cc4e8"/>
      <loext:gradient-stop svg:offset="1" loext:color-type="rgb" loext:color-value="#128ac6"/>
    </draw:gradient>
    <draw:gradient draw:name="Gradient_20_217" draw:display-name="Gradient 217" draw:style="linear" draw:start-color="#e17b44" draw:end-color="#128ac6" draw:start-intensity="100%" draw:end-intensity="100%" draw:angle="26deg" draw:border="0%">
      <loext:gradient-stop svg:offset="0" loext:color-type="rgb" loext:color-value="#e17b44"/>
      <loext:gradient-stop svg:offset="1" loext:color-type="rgb" loext:color-value="#128ac6"/>
    </draw:gradient>
    <draw:gradient draw:name="Gradient_20_218" draw:display-name="Gradient 218" draw:style="linear" draw:start-color="#e17b44" draw:end-color="#128ac6" draw:start-intensity="100%" draw:end-intensity="100%" draw:angle="25deg" draw:border="0%">
      <loext:gradient-stop svg:offset="0" loext:color-type="rgb" loext:color-value="#e17b44"/>
      <loext:gradient-stop svg:offset="1" loext:color-type="rgb" loext:color-value="#128ac6"/>
    </draw:gradient>
    <draw:gradient draw:name="Gradient_20_219" draw:display-name="Gradient 219" draw:style="linear" draw:start-color="#e17b44" draw:end-color="#128ac6" draw:start-intensity="100%" draw:end-intensity="100%" draw:angle="24deg" draw:border="0%">
      <loext:gradient-stop svg:offset="0" loext:color-type="rgb" loext:color-value="#e17b44"/>
      <loext:gradient-stop svg:offset="1" loext:color-type="rgb" loext:color-value="#128ac6"/>
    </draw:gradient>
    <draw:gradient draw:name="Gradient_20_220" draw:display-name="Gradient 220" draw:style="linear" draw:start-color="#e17b44" draw:end-color="#128ac6" draw:start-intensity="100%" draw:end-intensity="100%" draw:angle="23deg" draw:border="0%">
      <loext:gradient-stop svg:offset="0" loext:color-type="rgb" loext:color-value="#e17b44"/>
      <loext:gradient-stop svg:offset="1" loext:color-type="rgb" loext:color-value="#128ac6"/>
    </draw:gradient>
    <draw:gradient draw:name="Gradient_20_221" draw:display-name="Gradient 221" draw:style="linear" draw:start-color="#e17b44" draw:end-color="#128ac6" draw:start-intensity="100%" draw:end-intensity="100%" draw:angle="22deg" draw:border="0%">
      <loext:gradient-stop svg:offset="0" loext:color-type="rgb" loext:color-value="#e17b44"/>
      <loext:gradient-stop svg:offset="1" loext:color-type="rgb" loext:color-value="#128ac6"/>
    </draw:gradient>
    <draw:gradient draw:name="Gradient_20_222" draw:display-name="Gradient 222" draw:style="linear" draw:start-color="#e17b44" draw:end-color="#128ac6" draw:start-intensity="100%" draw:end-intensity="100%" draw:angle="21deg" draw:border="0%">
      <loext:gradient-stop svg:offset="0" loext:color-type="rgb" loext:color-value="#e17b44"/>
      <loext:gradient-stop svg:offset="1" loext:color-type="rgb" loext:color-value="#128ac6"/>
    </draw:gradient>
    <draw:gradient draw:name="Gradient_20_223" draw:display-name="Gradient 223" draw:style="linear" draw:start-color="#e17b44" draw:end-color="#128ac6" draw:start-intensity="100%" draw:end-intensity="100%" draw:angle="20deg" draw:border="0%">
      <loext:gradient-stop svg:offset="0" loext:color-type="rgb" loext:color-value="#e17b44"/>
      <loext:gradient-stop svg:offset="1" loext:color-type="rgb" loext:color-value="#128ac6"/>
    </draw:gradient>
    <draw:gradient draw:name="Gradient_20_224" draw:display-name="Gradient 224" draw:style="linear" draw:start-color="#e17b44" draw:end-color="#128ac6" draw:start-intensity="100%" draw:end-intensity="100%" draw:angle="19deg" draw:border="0%">
      <loext:gradient-stop svg:offset="0" loext:color-type="rgb" loext:color-value="#e17b44"/>
      <loext:gradient-stop svg:offset="1" loext:color-type="rgb" loext:color-value="#128ac6"/>
    </draw:gradient>
    <draw:gradient draw:name="Gradient_20_225" draw:display-name="Gradient 225" draw:style="linear" draw:start-color="#e17b44" draw:end-color="#128ac6" draw:start-intensity="100%" draw:end-intensity="100%" draw:angle="18deg" draw:border="0%">
      <loext:gradient-stop svg:offset="0" loext:color-type="rgb" loext:color-value="#e17b44"/>
      <loext:gradient-stop svg:offset="1" loext:color-type="rgb" loext:color-value="#128ac6"/>
    </draw:gradient>
    <draw:gradient draw:name="Gradient_20_226" draw:display-name="Gradient 226" draw:style="linear" draw:start-color="#e17b44" draw:end-color="#128ac6" draw:start-intensity="100%" draw:end-intensity="100%" draw:angle="17deg" draw:border="0%">
      <loext:gradient-stop svg:offset="0" loext:color-type="rgb" loext:color-value="#e17b44"/>
      <loext:gradient-stop svg:offset="1" loext:color-type="rgb" loext:color-value="#128ac6"/>
    </draw:gradient>
    <draw:gradient draw:name="Gradient_20_227" draw:display-name="Gradient 227" draw:style="linear" draw:start-color="#e17b44" draw:end-color="#128ac6" draw:start-intensity="100%" draw:end-intensity="100%" draw:angle="16deg" draw:border="0%">
      <loext:gradient-stop svg:offset="0" loext:color-type="rgb" loext:color-value="#e17b44"/>
      <loext:gradient-stop svg:offset="1" loext:color-type="rgb" loext:color-value="#128ac6"/>
    </draw:gradient>
    <draw:gradient draw:name="Gradient_20_228" draw:display-name="Gradient 228" draw:style="linear" draw:start-color="#e17b44" draw:end-color="#128ac6" draw:start-intensity="100%" draw:end-intensity="100%" draw:angle="15deg" draw:border="0%">
      <loext:gradient-stop svg:offset="0" loext:color-type="rgb" loext:color-value="#e17b44"/>
      <loext:gradient-stop svg:offset="1" loext:color-type="rgb" loext:color-value="#128ac6"/>
    </draw:gradient>
    <draw:gradient draw:name="Gradient_20_229" draw:display-name="Gradient 229" draw:style="linear" draw:start-color="#e17b44" draw:end-color="#128ac6" draw:start-intensity="100%" draw:end-intensity="100%" draw:angle="14deg" draw:border="0%">
      <loext:gradient-stop svg:offset="0" loext:color-type="rgb" loext:color-value="#e17b44"/>
      <loext:gradient-stop svg:offset="1" loext:color-type="rgb" loext:color-value="#128ac6"/>
    </draw:gradient>
    <draw:gradient draw:name="Gradient_20_230" draw:display-name="Gradient 230" draw:style="linear" draw:start-color="#e17b44" draw:end-color="#128ac6" draw:start-intensity="100%" draw:end-intensity="100%" draw:angle="13deg" draw:border="0%">
      <loext:gradient-stop svg:offset="0" loext:color-type="rgb" loext:color-value="#e17b44"/>
      <loext:gradient-stop svg:offset="1" loext:color-type="rgb" loext:color-value="#128ac6"/>
    </draw:gradient>
    <draw:gradient draw:name="Gradient_20_231" draw:display-name="Gradient 231" draw:style="linear" draw:start-color="#e17b44" draw:end-color="#128ac6" draw:start-intensity="100%" draw:end-intensity="100%" draw:angle="12deg" draw:border="0%">
      <loext:gradient-stop svg:offset="0" loext:color-type="rgb" loext:color-value="#e17b44"/>
      <loext:gradient-stop svg:offset="1" loext:color-type="rgb" loext:color-value="#128ac6"/>
    </draw:gradient>
    <draw:gradient draw:name="Gradient_20_232" draw:display-name="Gradient 232" draw:style="linear" draw:start-color="#e17b44" draw:end-color="#128ac6" draw:start-intensity="100%" draw:end-intensity="100%" draw:angle="11deg" draw:border="0%">
      <loext:gradient-stop svg:offset="0" loext:color-type="rgb" loext:color-value="#e17b44"/>
      <loext:gradient-stop svg:offset="1" loext:color-type="rgb" loext:color-value="#128ac6"/>
    </draw:gradient>
    <draw:gradient draw:name="Gradient_20_233" draw:display-name="Gradient 233" draw:style="linear" draw:start-color="#e17b44" draw:end-color="#128ac6" draw:start-intensity="100%" draw:end-intensity="100%" draw:angle="10deg" draw:border="0%">
      <loext:gradient-stop svg:offset="0" loext:color-type="rgb" loext:color-value="#e17b44"/>
      <loext:gradient-stop svg:offset="1" loext:color-type="rgb" loext:color-value="#128ac6"/>
    </draw:gradient>
    <draw:gradient draw:name="Gradient_20_234" draw:display-name="Gradient 234" draw:style="linear" draw:start-color="#e17b44" draw:end-color="#128ac6" draw:start-intensity="100%" draw:end-intensity="100%" draw:angle="9deg" draw:border="0%">
      <loext:gradient-stop svg:offset="0" loext:color-type="rgb" loext:color-value="#e17b44"/>
      <loext:gradient-stop svg:offset="1" loext:color-type="rgb" loext:color-value="#128ac6"/>
    </draw:gradient>
    <draw:gradient draw:name="Gradient_20_235" draw:display-name="Gradient 235" draw:style="linear" draw:start-color="#e17b44" draw:end-color="#128ac6" draw:start-intensity="100%" draw:end-intensity="100%" draw:angle="8deg" draw:border="0%">
      <loext:gradient-stop svg:offset="0" loext:color-type="rgb" loext:color-value="#e17b44"/>
      <loext:gradient-stop svg:offset="1" loext:color-type="rgb" loext:color-value="#128ac6"/>
    </draw:gradient>
    <draw:gradient draw:name="Gradient_20_236" draw:display-name="Gradient 236" draw:style="linear" draw:start-color="#e17b44" draw:end-color="#128ac6" draw:start-intensity="100%" draw:end-intensity="100%" draw:angle="7deg" draw:border="0%">
      <loext:gradient-stop svg:offset="0" loext:color-type="rgb" loext:color-value="#e17b44"/>
      <loext:gradient-stop svg:offset="1" loext:color-type="rgb" loext:color-value="#128ac6"/>
    </draw:gradient>
    <draw:gradient draw:name="Gradient_20_237" draw:display-name="Gradient 237" draw:style="linear" draw:start-color="#e17b44" draw:end-color="#128ac6" draw:start-intensity="100%" draw:end-intensity="100%" draw:angle="27deg" draw:border="0%">
      <loext:gradient-stop svg:offset="0" loext:color-type="rgb" loext:color-value="#e17b44"/>
      <loext:gradient-stop svg:offset="1" loext:color-type="rgb" loext:color-value="#128ac6"/>
    </draw:gradient>
    <draw:gradient draw:name="Gradient_20_238" draw:display-name="Gradient 238" draw:style="linear" draw:start-color="#e17b44" draw:end-color="#128ac6" draw:start-intensity="100%" draw:end-intensity="100%" draw:angle="28deg" draw:border="0%">
      <loext:gradient-stop svg:offset="0" loext:color-type="rgb" loext:color-value="#e17b44"/>
      <loext:gradient-stop svg:offset="1" loext:color-type="rgb" loext:color-value="#128ac6"/>
    </draw:gradient>
    <draw:gradient draw:name="Gradient_20_239" draw:display-name="Gradient 239" draw:style="linear" draw:start-color="#e17b44" draw:end-color="#128ac6" draw:start-intensity="100%" draw:end-intensity="100%" draw:angle="29deg" draw:border="0%">
      <loext:gradient-stop svg:offset="0" loext:color-type="rgb" loext:color-value="#e17b44"/>
      <loext:gradient-stop svg:offset="1" loext:color-type="rgb" loext:color-value="#128ac6"/>
    </draw:gradient>
    <draw:gradient draw:name="Gradient_20_240" draw:display-name="Gradient 240" draw:style="linear" draw:start-color="#e17b44" draw:end-color="#128ac6" draw:start-intensity="100%" draw:end-intensity="100%" draw:angle="30deg" draw:border="0%">
      <loext:gradient-stop svg:offset="0" loext:color-type="rgb" loext:color-value="#e17b44"/>
      <loext:gradient-stop svg:offset="1" loext:color-type="rgb" loext:color-value="#128ac6"/>
    </draw:gradient>
    <draw:gradient draw:name="Gradient_20_241" draw:display-name="Gradient 241" draw:style="linear" draw:start-color="#e17b44" draw:end-color="#128ac6" draw:start-intensity="100%" draw:end-intensity="100%" draw:angle="31deg" draw:border="0%">
      <loext:gradient-stop svg:offset="0" loext:color-type="rgb" loext:color-value="#e17b44"/>
      <loext:gradient-stop svg:offset="1" loext:color-type="rgb" loext:color-value="#128ac6"/>
    </draw:gradient>
    <draw:gradient draw:name="Gradient_20_242" draw:display-name="Gradient 242" draw:style="linear" draw:start-color="#e17b44" draw:end-color="#128ac6" draw:start-intensity="100%" draw:end-intensity="100%" draw:angle="32deg" draw:border="0%">
      <loext:gradient-stop svg:offset="0" loext:color-type="rgb" loext:color-value="#e17b44"/>
      <loext:gradient-stop svg:offset="1" loext:color-type="rgb" loext:color-value="#128ac6"/>
    </draw:gradient>
    <draw:gradient draw:name="Gradient_20_243" draw:display-name="Gradient 243" draw:style="linear" draw:start-color="#e17b44" draw:end-color="#128ac6" draw:start-intensity="100%" draw:end-intensity="100%" draw:angle="33deg" draw:border="0%">
      <loext:gradient-stop svg:offset="0" loext:color-type="rgb" loext:color-value="#e17b44"/>
      <loext:gradient-stop svg:offset="1" loext:color-type="rgb" loext:color-value="#128ac6"/>
    </draw:gradient>
    <draw:gradient draw:name="Gradient_20_244" draw:display-name="Gradient 244" draw:style="linear" draw:start-color="#e17b44" draw:end-color="#128ac6" draw:start-intensity="100%" draw:end-intensity="100%" draw:angle="34deg" draw:border="0%">
      <loext:gradient-stop svg:offset="0" loext:color-type="rgb" loext:color-value="#e17b44"/>
      <loext:gradient-stop svg:offset="1" loext:color-type="rgb" loext:color-value="#128ac6"/>
    </draw:gradient>
    <draw:gradient draw:name="Gradient_20_245" draw:display-name="Gradient 245" draw:style="linear" draw:start-color="#e17b44" draw:end-color="#128ac6" draw:start-intensity="100%" draw:end-intensity="100%" draw:angle="35deg" draw:border="0%">
      <loext:gradient-stop svg:offset="0" loext:color-type="rgb" loext:color-value="#e17b44"/>
      <loext:gradient-stop svg:offset="1" loext:color-type="rgb" loext:color-value="#128ac6"/>
    </draw:gradient>
    <draw:gradient draw:name="Gradient_20_246" draw:display-name="Gradient 246" draw:style="linear" draw:start-color="#e17b44" draw:end-color="#128ac6" draw:start-intensity="100%" draw:end-intensity="100%" draw:angle="36deg" draw:border="0%">
      <loext:gradient-stop svg:offset="0" loext:color-type="rgb" loext:color-value="#e17b44"/>
      <loext:gradient-stop svg:offset="1" loext:color-type="rgb" loext:color-value="#128ac6"/>
    </draw:gradient>
    <draw:gradient draw:name="Gradient_20_247" draw:display-name="Gradient 247" draw:style="linear" draw:start-color="#e17b44" draw:end-color="#128ac6" draw:start-intensity="100%" draw:end-intensity="100%" draw:angle="37deg" draw:border="0%">
      <loext:gradient-stop svg:offset="0" loext:color-type="rgb" loext:color-value="#e17b44"/>
      <loext:gradient-stop svg:offset="1" loext:color-type="rgb" loext:color-value="#128ac6"/>
    </draw:gradient>
    <draw:gradient draw:name="Gradient_20_248" draw:display-name="Gradient 248" draw:style="linear" draw:start-color="#e17b44" draw:end-color="#128ac6" draw:start-intensity="100%" draw:end-intensity="100%" draw:angle="38deg" draw:border="0%">
      <loext:gradient-stop svg:offset="0" loext:color-type="rgb" loext:color-value="#e17b44"/>
      <loext:gradient-stop svg:offset="1" loext:color-type="rgb" loext:color-value="#128ac6"/>
    </draw:gradient>
    <draw:gradient draw:name="Gradient_20_249" draw:display-name="Gradient 249" draw:style="linear" draw:start-color="#e17b44" draw:end-color="#128ac6" draw:start-intensity="100%" draw:end-intensity="100%" draw:angle="39deg" draw:border="0%">
      <loext:gradient-stop svg:offset="0" loext:color-type="rgb" loext:color-value="#e17b44"/>
      <loext:gradient-stop svg:offset="1" loext:color-type="rgb" loext:color-value="#128ac6"/>
    </draw:gradient>
    <draw:gradient draw:name="Gradient_20_250" draw:display-name="Gradient 250" draw:style="linear" draw:start-color="#e17b44" draw:end-color="#128ac6" draw:start-intensity="100%" draw:end-intensity="100%" draw:angle="40deg" draw:border="0%">
      <loext:gradient-stop svg:offset="0" loext:color-type="rgb" loext:color-value="#e17b44"/>
      <loext:gradient-stop svg:offset="1" loext:color-type="rgb" loext:color-value="#128ac6"/>
    </draw:gradient>
    <draw:gradient draw:name="Gradient_20_251" draw:display-name="Gradient 251" draw:style="linear" draw:start-color="#e17b44" draw:end-color="#128ac6" draw:start-intensity="100%" draw:end-intensity="100%" draw:angle="41deg" draw:border="0%">
      <loext:gradient-stop svg:offset="0" loext:color-type="rgb" loext:color-value="#e17b44"/>
      <loext:gradient-stop svg:offset="1" loext:color-type="rgb" loext:color-value="#128ac6"/>
    </draw:gradient>
    <draw:gradient draw:name="Gradient_20_252" draw:display-name="Gradient 252" draw:style="linear" draw:start-color="#e17b44" draw:end-color="#128ac6" draw:start-intensity="100%" draw:end-intensity="100%" draw:angle="42deg" draw:border="0%">
      <loext:gradient-stop svg:offset="0" loext:color-type="rgb" loext:color-value="#e17b44"/>
      <loext:gradient-stop svg:offset="1" loext:color-type="rgb" loext:color-value="#128ac6"/>
    </draw:gradient>
    <draw:gradient draw:name="Gradient_20_253" draw:display-name="Gradient 253" draw:style="linear" draw:start-color="#e17b44" draw:end-color="#128ac6" draw:start-intensity="100%" draw:end-intensity="100%" draw:angle="43deg" draw:border="0%">
      <loext:gradient-stop svg:offset="0" loext:color-type="rgb" loext:color-value="#e17b44"/>
      <loext:gradient-stop svg:offset="1" loext:color-type="rgb" loext:color-value="#128ac6"/>
    </draw:gradient>
    <draw:gradient draw:name="Gradient_20_254" draw:display-name="Gradient 254" draw:style="linear" draw:start-color="#e17b44" draw:end-color="#128ac6" draw:start-intensity="100%" draw:end-intensity="100%" draw:angle="44deg" draw:border="0%">
      <loext:gradient-stop svg:offset="0" loext:color-type="rgb" loext:color-value="#e17b44"/>
      <loext:gradient-stop svg:offset="1" loext:color-type="rgb" loext:color-value="#128ac6"/>
    </draw:gradient>
    <draw:gradient draw:name="Gradient_20_255" draw:display-name="Gradient 255" draw:style="linear" draw:start-color="#e17b44" draw:end-color="#128ac6" draw:start-intensity="100%" draw:end-intensity="100%" draw:angle="45deg" draw:border="0%">
      <loext:gradient-stop svg:offset="0" loext:color-type="rgb" loext:color-value="#e17b44"/>
      <loext:gradient-stop svg:offset="1" loext:color-type="rgb" loext:color-value="#128ac6"/>
    </draw:gradient>
    <draw:gradient draw:name="Gradient_20_256" draw:display-name="Gradient 256" draw:style="linear" draw:start-color="#e17b44" draw:end-color="#128ac6" draw:start-intensity="100%" draw:end-intensity="100%" draw:angle="46deg" draw:border="0%">
      <loext:gradient-stop svg:offset="0" loext:color-type="rgb" loext:color-value="#e17b44"/>
      <loext:gradient-stop svg:offset="1" loext:color-type="rgb" loext:color-value="#128ac6"/>
    </draw:gradient>
    <draw:gradient draw:name="Gradient_20_257" draw:display-name="Gradient 257" draw:style="linear" draw:start-color="#e17b44" draw:end-color="#128ac6" draw:start-intensity="100%" draw:end-intensity="100%" draw:angle="47deg" draw:border="0%">
      <loext:gradient-stop svg:offset="0" loext:color-type="rgb" loext:color-value="#e17b44"/>
      <loext:gradient-stop svg:offset="1" loext:color-type="rgb" loext:color-value="#128ac6"/>
    </draw:gradient>
    <draw:gradient draw:name="Gradient_20_258" draw:display-name="Gradient 258" draw:style="linear" draw:start-color="#e17b44" draw:end-color="#128ac6" draw:start-intensity="100%" draw:end-intensity="100%" draw:angle="48deg" draw:border="0%">
      <loext:gradient-stop svg:offset="0" loext:color-type="rgb" loext:color-value="#e17b44"/>
      <loext:gradient-stop svg:offset="1" loext:color-type="rgb" loext:color-value="#128ac6"/>
    </draw:gradient>
    <draw:gradient draw:name="Gradient_20_259" draw:display-name="Gradient 259" draw:style="linear" draw:start-color="#e17b44" draw:end-color="#128ac6" draw:start-intensity="100%" draw:end-intensity="100%" draw:angle="49deg" draw:border="0%">
      <loext:gradient-stop svg:offset="0" loext:color-type="rgb" loext:color-value="#e17b44"/>
      <loext:gradient-stop svg:offset="1" loext:color-type="rgb" loext:color-value="#128ac6"/>
    </draw:gradient>
    <draw:gradient draw:name="Gradient_20_260" draw:display-name="Gradient 260" draw:style="linear" draw:start-color="#e17b44" draw:end-color="#128ac6" draw:start-intensity="100%" draw:end-intensity="100%" draw:angle="50deg" draw:border="0%">
      <loext:gradient-stop svg:offset="0" loext:color-type="rgb" loext:color-value="#e17b44"/>
      <loext:gradient-stop svg:offset="1" loext:color-type="rgb" loext:color-value="#128ac6"/>
    </draw:gradient>
    <draw:gradient draw:name="Gradient_20_261" draw:display-name="Gradient 261" draw:style="linear" draw:start-color="#e17b44" draw:end-color="#128ac6" draw:start-intensity="100%" draw:end-intensity="100%" draw:angle="51deg" draw:border="0%">
      <loext:gradient-stop svg:offset="0" loext:color-type="rgb" loext:color-value="#e17b44"/>
      <loext:gradient-stop svg:offset="1" loext:color-type="rgb" loext:color-value="#128ac6"/>
    </draw:gradient>
    <draw:gradient draw:name="Gradient_20_262" draw:display-name="Gradient 262" draw:style="linear" draw:start-color="#e17b44" draw:end-color="#128ac6" draw:start-intensity="100%" draw:end-intensity="100%" draw:angle="52deg" draw:border="0%">
      <loext:gradient-stop svg:offset="0" loext:color-type="rgb" loext:color-value="#e17b44"/>
      <loext:gradient-stop svg:offset="1" loext:color-type="rgb" loext:color-value="#128ac6"/>
    </draw:gradient>
    <draw:gradient draw:name="Gradient_20_263" draw:display-name="Gradient 263" draw:style="linear" draw:start-color="#e17b44" draw:end-color="#128ac6" draw:start-intensity="100%" draw:end-intensity="100%" draw:angle="53deg" draw:border="0%">
      <loext:gradient-stop svg:offset="0" loext:color-type="rgb" loext:color-value="#e17b44"/>
      <loext:gradient-stop svg:offset="1" loext:color-type="rgb" loext:color-value="#128ac6"/>
    </draw:gradient>
    <draw:gradient draw:name="Gradient_20_264" draw:display-name="Gradient 264" draw:style="linear" draw:start-color="#e17b44" draw:end-color="#128ac6" draw:start-intensity="100%" draw:end-intensity="100%" draw:angle="54deg" draw:border="0%">
      <loext:gradient-stop svg:offset="0" loext:color-type="rgb" loext:color-value="#e17b44"/>
      <loext:gradient-stop svg:offset="1" loext:color-type="rgb" loext:color-value="#128ac6"/>
    </draw:gradient>
    <draw:gradient draw:name="Gradient_20_265" draw:display-name="Gradient 265" draw:style="linear" draw:start-color="#e17b44" draw:end-color="#128ac6" draw:start-intensity="100%" draw:end-intensity="100%" draw:angle="55deg" draw:border="0%">
      <loext:gradient-stop svg:offset="0" loext:color-type="rgb" loext:color-value="#e17b44"/>
      <loext:gradient-stop svg:offset="1" loext:color-type="rgb" loext:color-value="#128ac6"/>
    </draw:gradient>
    <draw:gradient draw:name="Gradient_20_266" draw:display-name="Gradient 266" draw:style="linear" draw:start-color="#e17b44" draw:end-color="#128ac6" draw:start-intensity="100%" draw:end-intensity="100%" draw:angle="56deg" draw:border="0%">
      <loext:gradient-stop svg:offset="0" loext:color-type="rgb" loext:color-value="#e17b44"/>
      <loext:gradient-stop svg:offset="1" loext:color-type="rgb" loext:color-value="#128ac6"/>
    </draw:gradient>
    <draw:gradient draw:name="Gradient_20_267" draw:display-name="Gradient 267" draw:style="linear" draw:start-color="#e17b44" draw:end-color="#128ac6" draw:start-intensity="100%" draw:end-intensity="100%" draw:angle="57deg" draw:border="0%">
      <loext:gradient-stop svg:offset="0" loext:color-type="rgb" loext:color-value="#e17b44"/>
      <loext:gradient-stop svg:offset="1" loext:color-type="rgb" loext:color-value="#128ac6"/>
    </draw:gradient>
    <draw:gradient draw:name="Gradient_20_268" draw:display-name="Gradient 268" draw:style="linear" draw:start-color="#e17b44" draw:end-color="#128ac6" draw:start-intensity="100%" draw:end-intensity="100%" draw:angle="58deg" draw:border="0%">
      <loext:gradient-stop svg:offset="0" loext:color-type="rgb" loext:color-value="#e17b44"/>
      <loext:gradient-stop svg:offset="1" loext:color-type="rgb" loext:color-value="#128ac6"/>
    </draw:gradient>
    <draw:gradient draw:name="Gradient_20_269" draw:display-name="Gradient 269" draw:style="linear" draw:start-color="#e17b44" draw:end-color="#128ac6" draw:start-intensity="100%" draw:end-intensity="100%" draw:angle="59deg" draw:border="0%">
      <loext:gradient-stop svg:offset="0" loext:color-type="rgb" loext:color-value="#e17b44"/>
      <loext:gradient-stop svg:offset="1" loext:color-type="rgb" loext:color-value="#128ac6"/>
    </draw:gradient>
    <draw:gradient draw:name="Gradient_20_270" draw:display-name="Gradient 270" draw:style="linear" draw:start-color="#e17b44" draw:end-color="#128ac6" draw:start-intensity="100%" draw:end-intensity="100%" draw:angle="60deg" draw:border="0%">
      <loext:gradient-stop svg:offset="0" loext:color-type="rgb" loext:color-value="#e17b44"/>
      <loext:gradient-stop svg:offset="1" loext:color-type="rgb" loext:color-value="#128ac6"/>
    </draw:gradient>
    <draw:gradient draw:name="Gradient_20_271" draw:display-name="Gradient 271" draw:style="linear" draw:start-color="#e17b44" draw:end-color="#128ac6" draw:start-intensity="100%" draw:end-intensity="100%" draw:angle="61deg" draw:border="0%">
      <loext:gradient-stop svg:offset="0" loext:color-type="rgb" loext:color-value="#e17b44"/>
      <loext:gradient-stop svg:offset="1" loext:color-type="rgb" loext:color-value="#128ac6"/>
    </draw:gradient>
    <draw:gradient draw:name="Gradient_20_272" draw:display-name="Gradient 272" draw:style="linear" draw:start-color="#e17b44" draw:end-color="#128ac6" draw:start-intensity="100%" draw:end-intensity="100%" draw:angle="62deg" draw:border="0%">
      <loext:gradient-stop svg:offset="0" loext:color-type="rgb" loext:color-value="#e17b44"/>
      <loext:gradient-stop svg:offset="1" loext:color-type="rgb" loext:color-value="#128ac6"/>
    </draw:gradient>
    <draw:gradient draw:name="Gradient_20_273" draw:display-name="Gradient 273" draw:style="linear" draw:start-color="#e17b44" draw:end-color="#128ac6" draw:start-intensity="100%" draw:end-intensity="100%" draw:angle="63deg" draw:border="0%">
      <loext:gradient-stop svg:offset="0" loext:color-type="rgb" loext:color-value="#e17b44"/>
      <loext:gradient-stop svg:offset="1" loext:color-type="rgb" loext:color-value="#128ac6"/>
    </draw:gradient>
    <draw:gradient draw:name="Gradient_20_274" draw:display-name="Gradient 274" draw:style="linear" draw:start-color="#e17b44" draw:end-color="#128ac6" draw:start-intensity="100%" draw:end-intensity="100%" draw:angle="64deg" draw:border="0%">
      <loext:gradient-stop svg:offset="0" loext:color-type="rgb" loext:color-value="#e17b44"/>
      <loext:gradient-stop svg:offset="1" loext:color-type="rgb" loext:color-value="#128ac6"/>
    </draw:gradient>
    <draw:gradient draw:name="Gradient_20_275" draw:display-name="Gradient 275" draw:style="linear" draw:start-color="#e17b44" draw:end-color="#128ac6" draw:start-intensity="100%" draw:end-intensity="100%" draw:angle="65deg" draw:border="0%">
      <loext:gradient-stop svg:offset="0" loext:color-type="rgb" loext:color-value="#e17b44"/>
      <loext:gradient-stop svg:offset="1" loext:color-type="rgb" loext:color-value="#128ac6"/>
    </draw:gradient>
    <draw:gradient draw:name="Gradient_20_276" draw:display-name="Gradient 276" draw:style="linear" draw:start-color="#e17b44" draw:end-color="#128ac6" draw:start-intensity="100%" draw:end-intensity="100%" draw:angle="66deg" draw:border="0%">
      <loext:gradient-stop svg:offset="0" loext:color-type="rgb" loext:color-value="#e17b44"/>
      <loext:gradient-stop svg:offset="1" loext:color-type="rgb" loext:color-value="#128ac6"/>
    </draw:gradient>
    <draw:gradient draw:name="Gradient_20_277" draw:display-name="Gradient 277" draw:style="linear" draw:start-color="#e17b44" draw:end-color="#128ac6" draw:start-intensity="100%" draw:end-intensity="100%" draw:angle="67deg" draw:border="0%">
      <loext:gradient-stop svg:offset="0" loext:color-type="rgb" loext:color-value="#e17b44"/>
      <loext:gradient-stop svg:offset="1" loext:color-type="rgb" loext:color-value="#128ac6"/>
    </draw:gradient>
    <draw:gradient draw:name="Gradient_20_278" draw:display-name="Gradient 278" draw:style="linear" draw:start-color="#e17b44" draw:end-color="#128ac6" draw:start-intensity="100%" draw:end-intensity="100%" draw:angle="68deg" draw:border="0%">
      <loext:gradient-stop svg:offset="0" loext:color-type="rgb" loext:color-value="#e17b44"/>
      <loext:gradient-stop svg:offset="1" loext:color-type="rgb" loext:color-value="#128ac6"/>
    </draw:gradient>
    <draw:gradient draw:name="Gradient_20_279" draw:display-name="Gradient 279" draw:style="linear" draw:start-color="#e17b44" draw:end-color="#128ac6" draw:start-intensity="100%" draw:end-intensity="100%" draw:angle="69deg" draw:border="0%">
      <loext:gradient-stop svg:offset="0" loext:color-type="rgb" loext:color-value="#e17b44"/>
      <loext:gradient-stop svg:offset="1" loext:color-type="rgb" loext:color-value="#128ac6"/>
    </draw:gradient>
    <draw:gradient draw:name="Gradient_20_280" draw:display-name="Gradient 280" draw:style="linear" draw:start-color="#e17b44" draw:end-color="#ee5a41" draw:start-intensity="100%" draw:end-intensity="100%" draw:angle="69deg" draw:border="0%">
      <loext:gradient-stop svg:offset="0" loext:color-type="rgb" loext:color-value="#e17b44"/>
      <loext:gradient-stop svg:offset="1" loext:color-type="rgb" loext:color-value="#ee5a41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ack_20_0_20_Degrees" draw:display-name="Black 0 Degrees" draw:style="single" draw:color="#000000" draw:distance="0.102cm" draw:rotation="0"/>
    <draw:hatch draw:name="Blue_20_-45_20_Degrees" draw:display-name="Blue -45 Degrees" draw:style="single" draw:color="#2a6099" draw:distance="0.203cm" draw:rotation="3150"/>
    <draw:fill-image draw:name="Dashed_20_Downward_20_Diagonal" draw:display-name="Dashed Downward Diagonal" xlink:href="Pictures/1000000000000008000000087FCCD96D.png" xlink:type="simple" xlink:show="embed" xlink:actuate="onLoad"/>
    <draw:fill-image draw:name="Maple_20_Leaves" draw:display-name="Maple Leaves" xlink:href="Pictures/100000000000020000000200BBE68490.jp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fill-image draw:name="Paper_20_Texture" draw:display-name="Paper Texture" xlink:href="Pictures/1000000000000200000002006D79B285.jpg" xlink:type="simple" xlink:show="embed" xlink:actuate="onLoad"/>
    <draw:fill-image draw:name="Space" xlink:href="Pictures/10000001000002000000020033F46F3D.png" xlink:type="simple" xlink:show="embed" xlink:actuate="onLoad"/>
    <draw:fill-image draw:name="Zebra" xlink:href="Pictures/100000000000020000000200613E361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s" fo:country="CO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09:05.591565571</meta:creation-date>
    <dc:date>2024-04-25T11:30:33.439177957</dc:date>
    <meta:editing-duration>PT50M52S</meta:editing-duration>
    <meta:editing-cycles>11</meta:editing-cycles>
    <meta:generator>LibreOffice/24.2.0.3$Linux_x86 LibreOffice_project/420$Build-3</meta:generator>
    <meta:print-date>2024-04-25T10:46:59.654420825</meta:print-date>
    <meta:printed-by>Archivos PDF</meta:printed-by>
    <meta:document-statistic meta:object-count="27"/>
  </office:meta>
</office:document-meta>
</file>